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8ab9" officeooo:paragraph-rsid="0025ba40"/>
    </style:style>
    <style:style style:name="P2" style:family="paragraph" style:parent-style-name="Standard">
      <style:text-properties officeooo:rsid="001628e9" officeooo:paragraph-rsid="0025ba40"/>
    </style:style>
    <style:style style:name="P3" style:family="paragraph" style:parent-style-name="Standard">
      <style:text-properties officeooo:paragraph-rsid="001a166f"/>
    </style:style>
    <style:style style:name="P4" style:family="paragraph" style:parent-style-name="Standard">
      <style:text-properties officeooo:paragraph-rsid="001a3df5"/>
    </style:style>
    <style:style style:name="P5" style:family="paragraph" style:parent-style-name="Standard">
      <style:text-properties officeooo:rsid="001a3df5" officeooo:paragraph-rsid="001a3df5"/>
    </style:style>
    <style:style style:name="P6" style:family="paragraph" style:parent-style-name="Standard">
      <style:text-properties officeooo:rsid="001bffcd" officeooo:paragraph-rsid="001cc11c"/>
    </style:style>
    <style:style style:name="P7" style:family="paragraph" style:parent-style-name="Standard">
      <style:text-properties officeooo:rsid="001e729d" officeooo:paragraph-rsid="001e729d"/>
    </style:style>
    <style:style style:name="P8" style:family="paragraph" style:parent-style-name="Standard">
      <style:text-properties officeooo:rsid="0021e3b9" officeooo:paragraph-rsid="0021e3b9"/>
    </style:style>
    <style:style style:name="P9" style:family="paragraph" style:parent-style-name="Standard">
      <style:text-properties officeooo:paragraph-rsid="0025ba40"/>
    </style:style>
    <style:style style:name="P10" style:family="paragraph" style:parent-style-name="Standard">
      <style:text-properties officeooo:rsid="001a166f" officeooo:paragraph-rsid="001a166f"/>
    </style:style>
    <style:style style:name="P11" style:family="paragraph" style:parent-style-name="Standard">
      <style:text-properties officeooo:rsid="00207a02" officeooo:paragraph-rsid="00207a02"/>
    </style:style>
    <style:style style:name="P12" style:family="paragraph" style:parent-style-name="Standard">
      <style:text-properties officeooo:rsid="002bf3a5" officeooo:paragraph-rsid="002bf3a5"/>
    </style:style>
    <style:style style:name="P13" style:family="paragraph" style:parent-style-name="Standard">
      <style:paragraph-properties fo:background-color="#c0c0c0">
        <style:background-image/>
      </style:paragraph-properties>
      <style:text-properties officeooo:rsid="00158ab9" officeooo:paragraph-rsid="0025ba40"/>
    </style:style>
    <style:style style:name="P14" style:family="paragraph" style:parent-style-name="Standard">
      <style:paragraph-properties fo:background-color="#c0c0c0">
        <style:background-image/>
      </style:paragraph-properties>
      <style:text-properties officeooo:rsid="001628e9" officeooo:paragraph-rsid="0025ba40"/>
    </style:style>
    <style:style style:name="P15" style:family="paragraph" style:parent-style-name="Standard">
      <style:paragraph-properties fo:background-color="#c0c0c0">
        <style:background-image/>
      </style:paragraph-properties>
      <style:text-properties style:font-name="Courier 10 Pitch" fo:font-size="10pt" officeooo:rsid="00158ab9" officeooo:paragraph-rsid="0025ba40" style:font-size-asian="10pt" style:font-size-complex="10pt"/>
    </style:style>
    <style:style style:name="P16" style:family="paragraph" style:parent-style-name="Standard">
      <style:paragraph-properties fo:background-color="#c0c0c0">
        <style:background-image/>
      </style:paragraph-properties>
      <style:text-properties officeooo:paragraph-rsid="0025ba40"/>
    </style:style>
    <style:style style:name="P17" style:family="paragraph" style:parent-style-name="Standard">
      <style:paragraph-properties fo:background-color="#cccccc">
        <style:background-image/>
      </style:paragraph-properties>
      <style:text-properties officeooo:rsid="0023b0f7" officeooo:paragraph-rsid="0023b0f7"/>
    </style:style>
    <style:style style:name="P18" style:family="paragraph" style:parent-style-name="Standard">
      <style:paragraph-properties fo:background-color="#cccccc">
        <style:background-image/>
      </style:paragraph-properties>
      <style:text-properties officeooo:rsid="002bf3a5" officeooo:paragraph-rsid="002bf3a5"/>
    </style:style>
    <style:style style:name="P19" style:family="paragraph" style:parent-style-name="Text_20_body">
      <style:paragraph-properties fo:background-color="#cccccc">
        <style:background-image/>
      </style:paragraph-properties>
      <style:text-properties officeooo:rsid="001e729d" officeooo:paragraph-rsid="001e729d"/>
    </style:style>
    <style:style style:name="P20" style:family="paragraph" style:parent-style-name="Text_20_body">
      <style:paragraph-properties fo:background-color="#cccccc">
        <style:background-image/>
      </style:paragraph-properties>
      <style:text-properties fo:font-size="6pt" style:font-size-asian="5.25pt" style:font-size-complex="6pt"/>
    </style:style>
    <style:style style:name="P21" style:family="paragraph" style:parent-style-name="Text_20_body">
      <style:paragraph-properties fo:background-color="#cccccc">
        <style:background-image/>
      </style:paragraph-properties>
      <style:text-properties officeooo:rsid="003cf785" officeooo:paragraph-rsid="003cf785"/>
    </style:style>
    <style:style style:name="P22" style:family="paragraph" style:parent-style-name="Text_20_body">
      <style:paragraph-properties fo:background-color="#cccccc">
        <style:background-image/>
      </style:paragraph-properties>
      <style:text-properties officeooo:paragraph-rsid="003d476b"/>
    </style:style>
    <style:style style:name="P23" style:family="paragraph" style:parent-style-name="Text_20_body">
      <style:paragraph-properties fo:background-color="#cccccc">
        <style:background-image/>
      </style:paragraph-properties>
      <style:text-properties officeooo:rsid="003d476b" officeooo:paragraph-rsid="003d476b"/>
    </style:style>
    <style:style style:name="P24" style:family="paragraph" style:parent-style-name="Text_20_body">
      <style:text-properties officeooo:rsid="001e729d" officeooo:paragraph-rsid="001e729d"/>
    </style:style>
    <style:style style:name="P25" style:family="paragraph" style:parent-style-name="Text_20_body">
      <style:text-properties officeooo:rsid="001628e9"/>
    </style:style>
    <style:style style:name="P26" style:family="paragraph" style:parent-style-name="Text_20_body">
      <style:text-properties officeooo:rsid="001ec3b2" officeooo:paragraph-rsid="0029c2c8"/>
    </style:style>
    <style:style style:name="P27" style:family="paragraph" style:parent-style-name="Text_20_body">
      <style:text-properties officeooo:rsid="001ec3b2" officeooo:paragraph-rsid="003a8f60"/>
    </style:style>
    <style:style style:name="P28" style:family="paragraph" style:parent-style-name="Text_20_body">
      <style:text-properties officeooo:rsid="00385bb1" officeooo:paragraph-rsid="00385bb1"/>
    </style:style>
    <style:style style:name="P29" style:family="paragraph" style:parent-style-name="Text_20_body">
      <style:text-properties officeooo:paragraph-rsid="00385bb1"/>
    </style:style>
    <style:style style:name="P30" style:family="paragraph" style:parent-style-name="Text_20_body">
      <style:text-properties officeooo:rsid="0039110d" officeooo:paragraph-rsid="0039110d"/>
    </style:style>
    <style:style style:name="P31" style:family="paragraph" style:parent-style-name="Text_20_body">
      <style:text-properties officeooo:rsid="003bfc78" officeooo:paragraph-rsid="003bfc78"/>
    </style:style>
    <style:style style:name="P32" style:family="paragraph" style:parent-style-name="Text_20_body">
      <style:text-properties officeooo:rsid="003d476b" officeooo:paragraph-rsid="003d476b"/>
    </style:style>
    <style:style style:name="P33" style:family="paragraph" style:parent-style-name="Text_20_body">
      <style:text-properties officeooo:rsid="00435fd5" officeooo:paragraph-rsid="00435fd5"/>
    </style:style>
    <style:style style:name="P34" style:family="paragraph" style:parent-style-name="Text_20_body">
      <style:text-properties officeooo:rsid="0048ea10" officeooo:paragraph-rsid="0048ea10"/>
    </style:style>
    <style:style style:name="P35" style:family="paragraph" style:parent-style-name="Text_20_body">
      <style:text-properties officeooo:rsid="003a8f60" officeooo:paragraph-rsid="003a8f60"/>
    </style:style>
    <style:style style:name="P36" style:family="paragraph" style:parent-style-name="Text_20_body">
      <style:text-properties officeooo:rsid="004a65b1" officeooo:paragraph-rsid="004a65b1"/>
    </style:style>
    <style:style style:name="P37" style:family="paragraph" style:parent-style-name="Text_20_body">
      <style:text-properties fo:font-size="16pt" fo:font-weight="bold" officeooo:rsid="004a65b1" officeooo:paragraph-rsid="004a65b1" style:font-size-asian="16pt" style:font-weight-asian="bold" style:font-size-complex="16pt" style:font-weight-complex="bold"/>
    </style:style>
    <style:style style:name="P38" style:family="paragraph" style:parent-style-name="Text_20_body">
      <style:text-properties officeooo:rsid="004b5e78" officeooo:paragraph-rsid="004b5e78"/>
    </style:style>
    <style:style style:name="P39" style:family="paragraph" style:parent-style-name="Text_20_body">
      <style:text-properties officeooo:rsid="004fa0c4" officeooo:paragraph-rsid="004fa0c4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officeooo:rsid="0021e3b9" officeooo:paragraph-rsid="0021e3b9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officeooo:rsid="0033ed19" officeooo:paragraph-rsid="0033ed19"/>
    </style:style>
    <style:style style:name="P42" style:family="paragraph" style:parent-style-name="Text_20_body">
      <style:paragraph-properties fo:margin-left="0cm" fo:margin-right="0cm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fo:font-size="11pt" officeooo:rsid="00305f99" officeooo:paragraph-rsid="00305f99" style:font-size-asian="11pt" style:font-size-complex="11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fo:font-size="11pt" officeooo:rsid="0035a915" officeooo:paragraph-rsid="0035a915" style:font-size-asian="11pt" style:font-size-complex="11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fo:font-size="11pt" officeooo:rsid="002d80ab" officeooo:paragraph-rsid="002d80ab" style:font-size-asian="11pt" style:font-size-complex="11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fo:font-size="6pt" style:font-size-asian="5.25pt" style:font-size-complex="6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cccccc">
        <style:background-image/>
      </style:paragraph-properties>
      <style:text-properties officeooo:paragraph-rsid="003d476b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eeeeee">
        <style:background-image/>
      </style:paragraph-properties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eeeeee">
        <style:background-image/>
      </style:paragraph-properties>
      <style:text-properties officeooo:paragraph-rsid="003d476b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 fo:background-color="#eeeeee">
        <style:background-image/>
      </style:paragraph-properties>
      <style:text-properties officeooo:paragraph-rsid="003d79a2"/>
    </style:style>
    <style:style style:name="P52" style:family="paragraph" style:parent-style-name="Text_20_body">
      <style:paragraph-properties fo:background-color="#b2b2b2">
        <style:background-image/>
      </style:paragraph-properties>
      <style:text-properties officeooo:rsid="00435fd5" officeooo:paragraph-rsid="00435fd5"/>
    </style:style>
    <style:style style:name="P53" style:family="paragraph" style:parent-style-name="Text_20_body">
      <style:paragraph-properties fo:background-color="#b2b2b2">
        <style:background-image/>
      </style:paragraph-properties>
      <style:text-properties officeooo:rsid="004a65b1" officeooo:paragraph-rsid="004a65b1"/>
    </style:style>
    <style:style style:name="P54" style:family="paragraph" style:parent-style-name="Text_20_body">
      <style:paragraph-properties fo:background-color="#b2b2b2">
        <style:background-image/>
      </style:paragraph-properties>
      <style:text-properties officeooo:rsid="004a65b1" officeooo:paragraph-rsid="004b5e78"/>
    </style:style>
    <style:style style:name="P55" style:family="paragraph" style:parent-style-name="Standard" style:list-style-name="L1">
      <style:text-properties officeooo:rsid="00158ab9" officeooo:paragraph-rsid="0025ba40"/>
    </style:style>
    <style:style style:name="P56" style:family="paragraph" style:parent-style-name="Standard" style:list-style-name="L1">
      <style:text-properties officeooo:rsid="00199fb1" officeooo:paragraph-rsid="0025ba40"/>
    </style:style>
    <style:style style:name="P57" style:family="paragraph" style:parent-style-name="Text_20_body">
      <style:paragraph-properties fo:background-color="transparent">
        <style:background-image/>
      </style:paragraph-properties>
      <style:text-properties fo:font-size="12pt" officeooo:rsid="004b5e78" officeooo:paragraph-rsid="004b5e78" style:font-size-asian="12pt" style:font-size-complex="12pt"/>
    </style:style>
    <style:style style:name="P58" style:family="paragraph" style:parent-style-name="Heading_20_1">
      <style:text-properties officeooo:rsid="00158ab9" officeooo:paragraph-rsid="0025ba40"/>
    </style:style>
    <style:style style:name="P59" style:family="paragraph" style:parent-style-name="Heading_20_1">
      <style:text-properties officeooo:rsid="0017fb54" officeooo:paragraph-rsid="0025ba40"/>
    </style:style>
    <style:style style:name="P60" style:family="paragraph" style:parent-style-name="Heading_20_1">
      <style:text-properties officeooo:rsid="00206ce5" officeooo:paragraph-rsid="0029c2c8"/>
    </style:style>
    <style:style style:name="P61" style:family="paragraph" style:parent-style-name="Heading_20_3">
      <style:text-properties officeooo:rsid="00158ab9" officeooo:paragraph-rsid="0025ba40"/>
    </style:style>
    <style:style style:name="P62" style:family="paragraph" style:parent-style-name="Heading_20_3">
      <style:text-properties officeooo:rsid="001628e9"/>
    </style:style>
    <style:style style:name="P63" style:family="paragraph" style:parent-style-name="Heading_20_3">
      <style:text-properties officeooo:rsid="001628e9" officeooo:paragraph-rsid="00305f99"/>
    </style:style>
    <style:style style:name="T1" style:family="text">
      <style:text-properties style:font-name="Courier 10 Pitch" fo:font-size="10pt" officeooo:rsid="00158ab9" style:font-size-asian="10pt" style:font-size-complex="10pt"/>
    </style:style>
    <style:style style:name="T2" style:family="text">
      <style:text-properties style:font-name="Courier 10 Pitch" fo:font-size="10pt" officeooo:rsid="001628e9" style:font-size-asian="10pt" style:font-size-complex="10pt"/>
    </style:style>
    <style:style style:name="T3" style:family="text">
      <style:text-properties style:font-name="Courier 10 Pitch" officeooo:rsid="001628e9"/>
    </style:style>
    <style:style style:name="T4" style:family="text">
      <style:text-properties style:font-name="Courier 10 Pitch" officeooo:rsid="00199fb1"/>
    </style:style>
    <style:style style:name="T5" style:family="text">
      <style:text-properties style:font-name="Courier 10 Pitch" officeooo:rsid="00206ce5"/>
    </style:style>
    <style:style style:name="T6" style:family="text">
      <style:text-properties style:font-name="Courier 10 Pitch" officeooo:rsid="002b056c"/>
    </style:style>
    <style:style style:name="T7" style:family="text">
      <style:text-properties officeooo:rsid="001a166f"/>
    </style:style>
    <style:style style:name="T8" style:family="text">
      <style:text-properties officeooo:rsid="001cc11c"/>
    </style:style>
    <style:style style:name="T9" style:family="text">
      <style:text-properties officeooo:rsid="001e9692"/>
    </style:style>
    <style:style style:name="T10" style:family="text">
      <style:text-properties officeooo:rsid="00199fb1"/>
    </style:style>
    <style:style style:name="T11" style:family="text">
      <style:text-properties officeooo:rsid="001ec3b2"/>
    </style:style>
    <style:style style:name="T12" style:family="text">
      <style:text-properties officeooo:rsid="0029c2c8"/>
    </style:style>
    <style:style style:name="T13" style:family="text">
      <style:text-properties officeooo:rsid="002e2ff6"/>
    </style:style>
    <style:style style:name="T14" style:family="text">
      <style:text-properties officeooo:rsid="0030b0fd"/>
    </style:style>
    <style:style style:name="T15" style:family="text">
      <style:text-properties officeooo:rsid="00321adf"/>
    </style:style>
    <style:style style:name="T16" style:family="text">
      <style:text-properties officeooo:rsid="0035a915"/>
    </style:style>
    <style:style style:name="T17" style:family="text">
      <style:text-properties officeooo:rsid="00385bb1"/>
    </style:style>
    <style:style style:name="T18" style:family="text">
      <style:text-properties officeooo:rsid="0039110d"/>
    </style:style>
    <style:style style:name="T19" style:family="text">
      <style:text-properties officeooo:rsid="003a8f60"/>
    </style:style>
    <style:style style:name="T20" style:family="text">
      <style:text-properties officeooo:rsid="003bfc78"/>
    </style:style>
    <style:style style:name="T21" style:family="text">
      <style:text-properties officeooo:rsid="003cf785"/>
    </style:style>
    <style:style style:name="T22" style:family="text">
      <style:text-properties officeooo:rsid="003d476b"/>
    </style:style>
    <style:style style:name="T23" style:family="text">
      <style:text-properties officeooo:rsid="003d79a2"/>
    </style:style>
    <style:style style:name="T24" style:family="text">
      <style:text-properties officeooo:rsid="003e21b4"/>
    </style:style>
    <style:style style:name="T25" style:family="text">
      <style:text-properties officeooo:rsid="003ff9e8"/>
    </style:style>
    <style:style style:name="T26" style:family="text">
      <style:text-properties officeooo:rsid="00407dc0"/>
    </style:style>
    <style:style style:name="T27" style:family="text">
      <style:text-properties officeooo:rsid="0046a818"/>
    </style:style>
    <style:style style:name="T28" style:family="text">
      <style:text-properties officeooo:rsid="0047591b"/>
    </style:style>
    <style:style style:name="T29" style:family="text">
      <style:text-properties officeooo:rsid="004b5e78"/>
    </style:style>
    <style:style style:name="T30" style:family="text">
      <style:text-properties officeooo:rsid="004c0c66"/>
    </style:style>
    <style:style style:name="T31" style:family="text">
      <style:text-properties officeooo:rsid="00518f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h text:style-name="P58" text:outline-level="1">MSG Archive Backup </text:h>
      <text:h text:style-name="P59" text:outline-level="1">1. Description of Tape Format</text:h>
      <text:p text:style-name="P1">A backup tape contains of multiple records, i.e. files which have been written sequentially to the tape. Each tape consists of the following sequence of records</text:p>
      <text:list xml:id="list3514800226757275368" text:style-name="L1">
        <text:list-item>
          <text:p text:style-name="P55"><text:span text:style-name="T10">an i</text:span>dentifier <text:span text:style-name="T11">r</text:span>ecord <text:span text:style-name="T10">at the start of the tape</text:span></text:p>
        </text:list-item>
        <text:list-item>
          <text:p text:style-name="P55">2<text:span text:style-name="T10">x </text:span>N records for N months of data, <text:span text:style-name="T10">consisting of one meta-data record followed by the data record for each month</text:span></text:p>
        </text:list-item>
        <text:list-item>
          <text:p text:style-name="P56">an inventory record at the end of the tape</text:p>
        </text:list-item>
      </text:list>
      <text:h text:style-name="P61" text:outline-level="3"><text:span text:style-name="T18">1.1 </text:span>Identifier Record:</text:h>
      <text:p text:style-name="P1">The purpose of the identifier record is to ensure that a programme can identify the format of the tape, and to record some relevant information including creation time and a version number to allow for future changes to the format. Information is stored as key,value pairs separated by “=“, with each key-value pair given on a separate line. A label uniquely identifies the tape. Each label consists of the prefix “MS“ to identify METEOSAT SEVIRI data, a sequential unique ID consisting of 4 decimals, and the postfix „L6“ denoting the media type LTO-6. The label is required to match the barcode label on the tape cartridge.</text:p>
      <text:p text:style-name="P1"/>
      <text:p text:style-name="P1">An example of <text:span text:style-name="T10">the form of the identifier record</text:span> is given below:</text:p>
      <text:p text:style-name="P13">format=MSG_L15_BACKUP</text:p>
      <text:p text:style-name="P13"><text:span text:style-name="T10">label</text:span>=<text:span text:style-name="T10">MS0093L6</text:span></text:p>
      <text:p text:style-name="P13">creation_time=2016-02-29T12:01:31Z</text:p>
      <text:p text:style-name="P13">version=1.0</text:p>
      <text:p text:style-name="P14">user=sat_data</text:p>
      <text:p text:style-name="P14">host=zephyr.tropos.de</text:p>
      <text:p text:style-name="P1"/>
      <text:p text:style-name="P2">Python code to generate the fields is given below:</text:p>
      <text:p text:style-name="P16"><text:span text:style-name="T1">import socket, uuid, </text:span><text:span text:style-name="T2">getpass</text:span></text:p>
      <text:p text:style-name="P15"><text:span text:style-name="T10">label</text:span> = <text:span text:style-name="Source_20_Text"><text:span text:style-name="T3">"</text:span></text:span><text:span text:style-name="Source_20_Text"><text:span text:style-name="T4">MS{0:04d</text:span></text:span><text:span text:style-name="Source_20_Text"><text:span text:style-name="T5">L6</text:span></text:span><text:span text:style-name="Source_20_Text"><text:span text:style-name="T6">}</text:span></text:span><text:span text:style-name="Source_20_Text"><text:span text:style-name="T3">".</text:span></text:span><text:span text:style-name="Source_20_Text"><text:span text:style-name="T4">format(i)</text:span></text:span></text:p>
      <text:p text:style-name="P16"><text:span text:style-name="Source_20_Text"><text:span text:style-name="T1">host = socket.gethostname()</text:span></text:span></text:p>
      <text:p text:style-name="P16"><text:span text:style-name="Source_20_Text"><text:span text:style-name="T2">user = getpass.getuser()</text:span></text:span></text:p>
      <text:p text:style-name="P16"><text:span text:style-name="Source_20_Text"><text:span text:style-name="T2">dt = datetime.datetime.utcnow().strftime("%Y-%m-%dT%H:%M:%SZ")</text:span></text:span></text:p>
      <text:h text:style-name="P62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62" text:outline-level="3"><text:soft-page-break/><text:span text:style-name="T18">1.2 </text:span>Monthly Metadata Record</text:h>
      <text:p text:style-name="P4"><text:span text:style-name="T7">Copy segmask (segment mask) data from the following path: </text:span>/vols/altair/datasets/eumcst/msevi_<text:span text:style-name="T7">[service(pzs|rss)]</text:span>/meta/segmasks/<text:span text:style-name="T7">[year]/[month/] </text:span></text:p>
      <text:p text:style-name="P12">with path for tape</text:p>
      <text:p text:style-name="P18">segmasks/[year]/[month]/[name of data]</text:p>
      <text:p text:style-name="P5">with the following python code:</text:p>
      <text:p text:style-name="P46"/>
      <text:p text:style-name="P46">tape_dev='/dev/nst0'</text:p>
      <text:p text:style-name="P43">blocksize = 10240 </text:p>
      <text:p text:style-name="P43">dir_fmt = '/vols/altair/datasets/eumcst/msevi_%s/meta/segmasks/%s/' % (service,dt.strftime('%Y/%m'))</text:p>
      <text:p text:style-name="P43">id_file = temp+'identifier.txt'</text:p>
      <text:p text:style-name="P20"/>
      <text:p text:style-name="P43">f = open(id_file,'r')</text:p>
      <text:p text:style-name="P43">txt = f.read()</text:p>
      <text:p text:style-name="P43">f.close()</text:p>
      <text:p text:style-name="P43">print txt</text:p>
      <text:p text:style-name="P47"/>
      <text:p text:style-name="P43">tf = open(tape_dev,'w')</text:p>
      <text:p text:style-name="P43">tf.write(txt)</text:p>
      <text:p text:style-name="P43">tf.close()</text:p>
      <text:p text:style-name="P47"/>
      <text:p text:style-name="P43">dir = dir_fmt</text:p>
      <text:p text:style-name="P43">f = tarfile.open(tape_dev, 'w|', bufsize=blocksize)</text:p>
      <text:p text:style-name="P43">print "Storing: ", dir</text:p>
      <text:p text:style-name="P43">f.add(dir,arcname='segmasks/%s/' % (dt.strftime('%Y/%m')),recursive=True)</text:p>
      <text:p text:style-name="P43">f.close()</text:p>
      <text:p text:style-name="P3"/>
      <text:p text:style-name="P10"/>
      <text:h text:style-name="P62" text:outline-level="3"><text:span text:style-name="T18">1.3 </text:span>Monthly Data Record</text:h>
      <text:p text:style-name="P6">Consists of the data (about 250 GB per month) for every 5|15 minutes dependent on the service pzs or rss from following path: <text:span text:style-name="T8">/vols/altair/datasets/eumcst/msevi_[service]/l15_hrit/[year]/[month]/</text:span></text:p>
      <text:p text:style-name="P7">with member names</text:p>
      <text:p text:style-name="P19"><text:span text:style-name="T13">data</text:span>/[year]/[month]/<text:span text:style-name="T13">[name of data]</text:span></text:p>
      <text:p text:style-name="P24">with the following <text:span text:style-name="T9">python</text:span> code:</text:p>
      <text:p text:style-name="P44">tape_dev='/dev/nst0'</text:p>
      <text:p text:style-name="P44">blocksize=10240</text:p>
      <text:p text:style-name="P43">dir_fmt = '/vols/altair/datasets/eumcst/msevi_%s/l15_hrit/%s/' % (service,dt.strftime('%Y/%m'))</text:p>
      <text:p text:style-name="P43">id_file = temp+'identifier.txt'</text:p>
      <text:p text:style-name="P47"/>
      <text:p text:style-name="P43">f = open(id_file,'r')</text:p>
      <text:p text:style-name="P43">txt = f.read()</text:p>
      <text:p text:style-name="P43">f.close()</text:p>
      <text:p text:style-name="P47"/>
      <text:p text:style-name="P43">tf = open(tape_dev,'w')</text:p>
      <text:p text:style-name="P43">tf.write(txt)</text:p>
      <text:p text:style-name="P43">tf.close()</text:p>
      <text:p text:style-name="P47"/>
      <text:p text:style-name="P43">dir = dir_fmt</text:p>
      <text:p text:style-name="P43">f = tarfile.open(tape_dev, 'w|', bufsize=blocksize)</text:p>
      <text:p text:style-name="P43">print "Storing: ", dir</text:p>
      <text:p text:style-name="P43">f.add(dir,arcname='data/%s/' % (dt.strftime('%Y/%m')),recursive=True)</text:p>
      <text:p text:style-name="P43">f.close()</text:p>
      <text:p text:style-name="P42"/>
      <text:p text:style-name="P11">Note that the maximum number of months per tape is 8 because of the high data volume</text:p>
      <text:h text:style-name="P63" text:outline-level="3"><text:soft-page-break/><text:span text:style-name="T18">1.4 </text:span>Inventory Record:</text:h>
      <text:p text:style-name="P8">Lists all the months written on the tape <text:span text:style-name="T15">and</text:span> the service for every month like in this example:</text:p>
      <text:p text:style-name="P17">2006-06<text:tab/>pzs</text:p>
      <text:p text:style-name="P17">200<text:span text:style-name="T14">6</text:span>-07<text:tab/>pz<text:span text:style-name="T14">s</text:span></text:p>
      <text:p text:style-name="P8">with following code:</text:p>
      <text:p text:style-name="P45">i=0</text:p>
      <text:p text:style-name="P43">b=[]</text:p>
      <text:p text:style-name="P43">c=[]</text:p>
      <text:p text:style-name="P43">datelist=[]</text:p>
      <text:p text:style-name="P43">b[i:i]=[month+j]</text:p>
      <text:p text:style-name="P43">c[i:i]=[year]</text:p>
      <text:p text:style-name="P43">if month+j&gt;12:</text:p>
      <text:p text:style-name="P43"><text:s text:c="2"/>while (b[i]&gt;12):</text:p>
      <text:p text:style-name="P43"><text:s text:c="4"/>c[i]=c[i]+1</text:p>
      <text:p text:style-name="P43"><text:s text:c="4"/>b[i]=b[i]-12</text:p>
      <text:p text:style-name="P43">datelist[i:i] = [datetime.datetime(c[i],b[i],1)] </text:p>
      <text:p text:style-name="P43">dt=datetime.datetime(c[i],b[i],1)</text:p>
      <text:p text:style-name="P45"/>
      <text:p text:style-name="P45">finv.write('\n')</text:p>
      <text:p text:style-name="P43">finv.writelines(dt.strftime('%Y-%m'))</text:p>
      <text:p text:style-name="P43">finv.write('\t')</text:p>
      <text:p text:style-name="P43">finv.write(service)</text:p>
      <text:p text:style-name="P43">finv.write('\t') </text:p>
      <text:p text:style-name="P43">finv.close()</text:p>
      <text:p text:style-name="P40"/>
      <text:p text:style-name="P41">The <text:span text:style-name="T16">l</text:span>ist should be printed out and stored near the tapes</text:p>
      <text:p text:style-name="P40"/>
      <text:p text:style-name="P40"/>
      <text:p text:style-name="P40"/>
      <text:h text:style-name="P60" text:outline-level="1"><text:span text:style-name="T12">2</text:span>. Backup Procedure</text:h>
      <text:p text:style-name="P26"><text:span text:style-name="T18">2.</text:span>1 L<text:span text:style-name="T17">abeling of the tapes</text:span></text:p>
      <text:p text:style-name="P29"><text:span text:style-name="T17">Labelgenerator on </text:span><text:a xlink:type="simple" xlink:href="https://tapelabel.de/" text:style-name="Internet_20_link" text:visited-style-name="Visited_20_Internet_20_Link"><text:span text:style-name="T17">https://tapelabel.de/</text:span></text:a></text:p>
      <text:p text:style-name="P28">The labels have to be printed out and sticked onto the tapes.</text:p>
      <text:p text:style-name="P30">In the Identifier (see 1.1) there is even a label (in digital form); both labels have to be consistent</text:p>
      <text:p text:style-name="P26"/>
      <text:p text:style-name="P27">2.<text:span text:style-name="T18">2</text:span> <text:span text:style-name="T19">Insert the tapes</text:span></text:p>
      <text:p text:style-name="P35">You have to put the tapes into the intended device and to care about the right order</text:p>
      <text:p text:style-name="P26"/>
      <text:p text:style-name="P26"><text:span text:style-name="T18">2.</text:span>3 <text:span text:style-name="T21">Starting the program/ Running the code</text:span></text:p>
      <text:p text:style-name="P26"><text:span text:style-name="T20">You have to start the program </text:span>ms15_backup.py</text:p>
      <text:p text:style-name="P31">for this you have to log on lto5 server with following code in your terminal:</text:p>
      <text:p text:style-name="P21">ssh -X <text:a xlink:type="simple" xlink:href="mailto:sat_data@lto5" text:style-name="Internet_20_link" text:visited-style-name="Visited_20_Internet_20_Link">sat_data@lto5</text:a></text:p>
      <text:p text:style-name="P21">password: AbS11!</text:p>
      <text:p text:style-name="P32"/>
      <text:p text:style-name="P32"/>
      <text:p text:style-name="P23"><text:soft-page-break/>-y:<text:tab/>Year; NO DEFAULT VALUE (e.g.insert: -y 2006)</text:p>
      <text:p text:style-name="P22">-m:<text:tab/><text:span text:style-name="T26">M</text:span>onth; NO DEFAULT VALUE <text:span text:style-name="T22">(e.g. insert: -m 06)</text:span></text:p>
      <text:p text:style-name="P48">-<text:span text:style-name="T22">s:<text:tab/>S</text:span>ervice (pzs | rss); NO DEFAULT VALUE <text:span text:style-name="T22">(e.g. insert: -s pzs)</text:span></text:p>
      <text:p text:style-name="P50">-n:<text:tab/><text:span text:style-name="T22">How many months do you want to save? </text:span>(max. 64); default=8 <text:span text:style-name="T22">(1 Tape); (e.g. insert: -s 16)</text:span></text:p>
      <text:p text:style-name="P49">-d:<text:tab/><text:span text:style-name="T26">D</text:span>evice; default=<text:span text:style-name="T22">'</text:span>/dev/sg1'; <text:span text:style-name="T22">hopefully, this should not be changed</text:span></text:p>
      <text:p text:style-name="P51">-t<text:tab/><text:span text:style-name="T23">The path should only exist, it is temporary</text:span>; default=<text:span text:style-name="T22">'</text:span>/vols/talos/home/kevin/temp/'</text:p>
      <text:p text:style-name="P49">-c<text:tab/><text:span text:style-name="T26">P</text:span>ath, where to copy data from, <text:span text:style-name="T24">should not be changed</text:span>; default=/vols/altair/datasets/eumcst/'</text:p>
      <text:p text:style-name="P49">-v<text:tab/><text:span text:style-name="T26">V</text:span>ersion number; default=<text:span text:style-name="T25">'</text:span>1.0<text:span text:style-name="T25">'</text:span></text:p>
      <text:p text:style-name="P49">-z<text:tab/><text:span text:style-name="T26">H</text:span>ow many months per tape (max. 8); default=8 <text:span text:style-name="T26">(recommended)</text:span></text:p>
      <text:p text:style-name="P49">-p<text:tab/><text:span text:style-name="T27">W</text:span>here to write log file; default=<text:span text:style-name="T26">'</text:span>/vols/talos/home/kevin/' <text:span text:style-name="T26">(write your own path with -p [path]</text:span></text:p>
      <text:p text:style-name="P49">-T<text:tab/><text:span text:style-name="T27">D</text:span>efault: <text:span text:style-name="T26">'</text:span>/dev/nst0', <text:span text:style-name="T26">this should not be changed</text:span></text:p>
      <text:p text:style-name="P32"/>
      <text:p text:style-name="P33">Now you have to think about which options you want to change. If all the default values are okay at least you have to insert a -y year, -m month, -s service because the uppermost three arguments have no default value, for example:</text:p>
      <text:p text:style-name="P52">python /vols/talos/home/kevin/code_python/ms15_backup.py -y 2006 -m 06 -pzs</text:p>
      <text:p text:style-name="P33">This will write all the data for the months between June 2006 an January 2007 for pzs on the tape.</text:p>
      <text:p text:style-name="P33">If you inserted 8 tapes and you want to save 64 month (maximum) you should write:</text:p>
      <text:p text:style-name="P52">python /vols/talos/home/kevin/code_python/ms15_backup.py -y 2006 -m 06 -pzs -n 64</text:p>
      <text:p text:style-name="P33">The number written behind -n is recommended to be restless divisible by 8.</text:p>
      <text:p text:style-name="P33"/>
      <text:p text:style-name="P26"><text:span text:style-name="T18">2.</text:span>4 Archivi<text:span text:style-name="T28">ng</text:span> <text:span text:style-name="T28">t</text:span>apes/<text:span text:style-name="T28">d</text:span>o<text:span text:style-name="T28">c</text:span>umentation <text:span text:style-name="T28">of the content of the t</text:span>ape</text:p>
      <text:p text:style-name="P34">The inventory list has to be printed out and archived.</text:p>
      <text:p text:style-name="P34">The tapes have to be stored in a meaningful way.</text:p>
      <text:p text:style-name="P39">Maybe it has to be checked wheter the label in digital form is consistant to the printed one.</text:p>
      <text:p text:style-name="P34"/>
      <text:p text:style-name="P37">3. Restore data</text:p>
      <text:p text:style-name="P36">3.1 Put the tapes of which you want to restore the data into the intended device</text:p>
      <text:p text:style-name="P36">3.2 Running the code</text:p>
      <text:p text:style-name="P36">You have to log on lto5, for example:</text:p>
      <text:p text:style-name="P53">ssh -X <text:a xlink:type="simple" xlink:href="mailto:sat_data@lto5" text:style-name="Internet_20_link" text:visited-style-name="Visited_20_Internet_20_Link">sat_data@lto5</text:a></text:p>
      <text:p text:style-name="P53">password: AbS11!</text:p>
      <text:p text:style-name="P36">Then you have to think about the path, where you want to extract the data from the tape with the following command:</text:p>
      <text:p text:style-name="P53">cd /[insert]/[your]/[path]/[here]</text:p>
      <text:p text:style-name="P36">If you want to extract the data <text:span text:style-name="T30">of three tapes </text:span>now, run the code:</text:p>
      <text:p text:style-name="P53">python /vols/talos/home/kevin/code_python/read_tape.py -r f -e t</text:p>
      <text:p text:style-name="P38">If you only want to read and do not want to extract the data:</text:p>
      <text:p text:style-name="P54">python /vols/talos/home/kevin/code_python/<text:span text:style-name="T31">ms15</text:span>_<text:span text:style-name="T31">extract_backwards</text:span>.py -r <text:span text:style-name="T29">t</text:span> -e <text:span text:style-name="T29">f</text:span></text:p>
      <text:p text:style-name="P57">Here -r stands for read, -e extract, f False and t 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Deneke</meta:initial-creator>
    <meta:creation-date>2016-03-15T14:48:34</meta:creation-date>
    <dc:date>2016-06-08T16:08:27.946834479</dc:date>
    <meta:editing-duration>PT3H39M8S</meta:editing-duration>
    <meta:editing-cycles>54</meta:editing-cycles>
    <meta:generator>LibreOffice/4.3.7.2$Linux_X86_64 LibreOffice_project/430$Build-2</meta:generator>
    <meta:document-statistic meta:table-count="0" meta:image-count="0" meta:object-count="0" meta:page-count="4" meta:paragraph-count="133" meta:word-count="929" meta:character-count="6317" meta:non-whitespace-character-count="5509"/>
  </office:meta>
</office:document-meta>
</file>